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30000000300BB7C2AE361B05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3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 Narrow" fo:font-size="5.40000009536743pt" fo:font-weight="bold" style:font-size-asian="11pt" style:font-size-complex="11pt"/>
    </style:style>
    <style:style style:name="T6" style:family="text">
      <style:text-properties style:font-name="Allur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On a normal day, these creatures are ravenous, blood thirsty, over-sized grizzly bears. But when the tide is high, they are transformed into even more ravenous, even more blood thirsty, even more over-sized Sharkenbears; with bull sharks for hands and a heart as black as coal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Bit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3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8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Carnage:</text:span><text:span text:style-name="T2"><text:line-break/></text:span><text:span text:style-name="T2">Sharkenbare gets +1 to hit against any target that is already damage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588cm" svg:y="6.604cm">
            <text:p text:style-name="P18"><text:span text:style-name="T5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207cm" svg:y="6.604cm">
            <text:p text:style-name="P18"><text:span text:style-name="T5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5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5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5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5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5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969cm" svg:y="6.604cm">
            <text:p text:style-name="P18"><text:span text:style-name="T5">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6.35cm" svg:y="6.604cm">
            <text:p text:style-name="P18"><text:span text:style-name="T5">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6.731cm" svg:y="6.604cm">
            <text:p text:style-name="P18"><text:span text:style-name="T5">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7.112cm" svg:y="6.604cm">
            <text:p text:style-name="P18"><text:span text:style-name="T5">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7.493cm" svg:y="6.604cm">
            <text:p text:style-name="P18"><text:span text:style-name="T5">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298cm" svg:height="3.298cm" svg:x="0.385cm" svg:y="0.385cm">
          <draw:image xlink:href="Pictures/100002010000030000000300BB7C2AE361B05107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6">Sharkenbea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3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3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2-06-28T18:20:45.835000000</dc:date>
    <meta:editing-duration>PT28M49S</meta:editing-duration>
    <meta:editing-cycles>11</meta:editing-cycles>
    <meta:generator>LibreOffice/6.4.1.2$Windows_X86_64 LibreOffice_project/4d224e95b98b138af42a64d84056446d09082932</meta:generator>
    <meta:document-statistic meta:object-count="52"/>
  </office:meta>
</office:document-meta>
</file>